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 &lt;iostream&gt;</text:p>
      <text:p text:style-name="Normal">#include &lt;cstring&gt;</text:p>
      <text:p text:style-name="Normal"/>
      <text:p text:style-name="Normal">using namespace std;</text:p>
      <text:p text:style-name="Normal"/>
      <text:p text:style-name="Normal">string decalePhrase(string phrase, int nbCaract);//déclaration fonction</text:p>
      <text:p text:style-name="Normal"/>
      <text:p text:style-name="Normal"/>
      <text:p text:style-name="Normal">int main()</text:p>
      <text:p text:style-name="Normal">{</text:p>
      <text:p text:style-name="Normal"><text:s text:c="4"/>struct fonct</text:p>
      <text:p text:style-name="Normal"><text:s text:c="4"/>{</text:p>
      <text:p text:style-name="Normal"><text:s text:c="8"/>string phrase;</text:p>
      <text:p text:style-name="Normal"><text:s text:c="8"/>string message_crypter;</text:p>
      <text:p text:style-name="Normal"><text:s text:c="8"/>int decalage;</text:p>
      <text:p text:style-name="Normal"/>
      <text:p text:style-name="Normal"><text:s text:c="4"/>};</text:p>
      <text:p text:style-name="Normal"/>
      <text:p text:style-name="Normal"><text:s text:c="4"/>fonct structure;</text:p>
      <text:p text:style-name="Normal"/>
      <text:p text:style-name="Normal"><text:s text:c="4"/>cout&lt;&lt;"Quel Phrase voulez vous crypter"&lt;&lt;endl;</text:p>
      <text:p text:style-name="Normal"><text:s text:c="4"/>getline(cin,structure.phrase);//entrer phrase</text:p>
      <text:p text:style-name="Normal"/>
      <text:p text:style-name="Normal"/>
      <text:p text:style-name="Normal"><text:s text:c="4"/>cout&lt;&lt;"De combien voulez vous decaler"&lt;&lt;endl;</text:p>
      <text:p text:style-name="Normal"><text:s text:c="4"/>cin&gt;&gt; structure.decalage;//entrer chiffre pour décaler</text:p>
      <text:p text:style-name="Normal"/>
      <text:p text:style-name="Normal"><text:s text:c="4"/>structure.message_crypter = decalePhrase(structure.phrase, structure.decalage);// decalage = la resultat de la fonction</text:p>
      <text:p text:style-name="Normal"/>
      <text:p text:style-name="Normal"><text:s text:c="4"/>cout&lt;&lt;" La phrase que vous avez rentre est: "&lt;&lt;structure.phrase&lt;&lt;endl;//affiche phrase</text:p>
      <text:p text:style-name="Normal"/>
      <text:p text:style-name="Normal"><text:s text:c="4"/>cout&lt;&lt;"Vous voulez un decalage de: "&lt;&lt;structure.decalage&lt;&lt;endl;//nbr de decallage phrase</text:p>
      <text:p text:style-name="Normal"/>
      <text:p text:style-name="Normal"><text:s text:c="4"/>cout&lt;&lt;" Voici votre phrase crypte et inverse : "&lt;&lt;structure.message_crypter&lt;&lt;endl;//phrase décalé et inversé</text:p>
      <text:p text:style-name="Normal"/>
      <text:p text:style-name="Normal"/>
      <text:p text:style-name="Normal"><text:s text:c="4"/>return 0;</text:p>
      <text:p text:style-name="Normal">}</text:p>
      <text:p text:style-name="Normal"/>
      <text:p text:style-name="Normal"/>
      <text:p text:style-name="Normal">string decalePhrase(string phrase, int nbCaract)//Fonction pour le cryptage en inverse</text:p>
      <text:p text:style-name="Normal">{</text:p>
      <text:p text:style-name="Normal"><text:s text:c="4"/>int i=0,j=0, taille_phrase;</text:p>
      <text:p text:style-name="Normal"><text:s text:c="4"/>taille_phrase = phrase.length();// variable taille_phrase= taille de phrase</text:p>
      <text:p text:style-name="Normal"><text:s text:c="4"/>string message_crypter=phrase;//création d'une variable "message_crypter" de "phrase"<text:s/></text:p>
      <text:p text:style-name="Normal"><text:s text:c="4"/>for (i=taille_phrase-1; i&gt;=0; i--) //boucle pour parcourir avec "i" et "j" //taille_phrase-1 car la dernierre lettre du mot est pris en compte<text:s/></text:p>
      <text:p text:style-name="Normal"><text:s text:c="4"/>{</text:p>
      <text:p text:style-name="Normal"><text:s text:c="8"/>message_crypter[i]=phrase[j];//affectation de la lettre en partant du bas de la variable message_crypter</text:p>
      <text:p text:style-name="Normal"><text:s text:c="8"/>j++;</text:p>
      <text:p text:style-name="Normal"><text:s text:c="4"/>}</text:p>
      <text:p text:style-name="Normal"/>
      <text:p text:style-name="Normal"><text:s text:c="4"/>i=0;</text:p>
      <text:p text:style-name="Normal"/>
      <text:p text:style-name="Normal"><text:s text:c="4"/>string phrases=phrase;</text:p>
      <text:p text:style-name="Normal"/>
      <text:p text:style-name="Normal"><text:s text:c="4"/>if (nbCaract&gt;0 || nbCaract&lt;25)//si longueur inf à 0 et sup à 25 alors</text:p>
      <text:p text:style-name="Normal"><text:s text:c="4"/>{</text:p>
      <text:p text:style-name="Normal"><text:s text:c="8"/>while (message_crypter[i] !='\0')//tant que se n'est pas egale à l'antislache 0</text:p>
      <text:p text:style-name="Normal"><text:s text:c="8"/>{</text:p>
      <text:soft-page-break/>
      <text:p text:style-name="Normal"><text:s text:c="12"/>if (message_crypter[i] == ' ')//si des espaces</text:p>
      <text:p text:style-name="Normal"><text:s text:c="12"/>{</text:p>
      <text:p text:style-name="Normal"><text:s text:c="16"/>phrases[i]= ' ';</text:p>
      <text:p text:style-name="Normal"><text:s text:c="12"/>}</text:p>
      <text:p text:style-name="Normal"><text:s text:c="12"/>else</text:p>
      <text:p text:style-name="Normal"><text:s text:c="12"/>{</text:p>
      <text:p text:style-name="Normal"><text:s text:c="16"/>if (message_crypter[i] &gt;='A' &amp;&amp; message_crypter[i] &lt;='Z' );//si la lettre egale à des lettre majuscule</text:p>
      <text:p text:style-name="Normal"><text:s text:c="16"/>{</text:p>
      <text:p text:style-name="Normal"><text:s text:c="20"/>phrases[i]=(((message_crypter[i]-65)+nbCaract)%26)+65;//alors la lettre va recevoir le decallage demandé</text:p>
      <text:p text:style-name="Normal"><text:s text:c="16"/>}</text:p>
      <text:p text:style-name="Normal"><text:s text:c="16"/>if (message_crypter[i] &gt;='a' &amp;&amp; message_crypter[i] &lt;='z' );//si la lettre egale à des lettre minuscule</text:p>
      <text:p text:style-name="Normal"><text:s text:c="16"/>{</text:p>
      <text:p text:style-name="Normal"><text:s text:c="20"/>phrases[i]=(((message_crypter[i]-97)+nbCaract)%26)+97;//alors la lettre va recevoir le decallage demandé</text:p>
      <text:p text:style-name="Normal"><text:s text:c="16"/>}</text:p>
      <text:p text:style-name="Normal"><text:s text:c="12"/>}</text:p>
      <text:p text:style-name="Normal"/>
      <text:p text:style-name="Normal"><text:s text:c="12"/>i++;</text:p>
      <text:p text:style-name="Normal"><text:s text:c="8"/>}</text:p>
      <text:p text:style-name="Normal"><text:s text:c="4"/>}</text:p>
      <text:p text:style-name="Normal"><text:s text:c="4"/>return phrases;//renvoie phrase crypté</text:p>
      <text:p text:style-name="Normal"/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le Mohammedi</meta:initial-creator>
    <dc:creator>Jamele Mohammedi</dc:creator>
    <meta:creation-date>2021-03-11T20:06:00Z</meta:creation-date>
    <dc:date>2021-03-11T20:07:00Z</dc:date>
    <meta:template xlink:href="Normal" xlink:type="simple"/>
    <meta:editing-cycles>1</meta:editing-cycles>
    <meta:editing-duration>PT60S</meta:editing-duration>
    <meta:document-statistic meta:page-count="3" meta:paragraph-count="5" meta:word-count="390" meta:character-count="2532" meta:row-count="17" meta:non-whitespace-character-count="2147"/>
  </office:meta>
</office:document-meta>
</file>